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632cm" fo:min-width="2.28cm"/>
    </style:style>
    <style:style style:name="gr2" style:family="graphic" style:parent-style-name="measure">
      <style:graphic-properties draw:stroke="none" svg:stroke-color="#000000" draw:fill="none" draw:fill-color="#ffffff" draw:textarea-horizontal-align="left" draw:auto-grow-height="true" draw:auto-grow-width="false" fo:min-height="1.396cm" fo:min-width="0cm"/>
    </style:style>
    <style:style style:name="gr3" style:family="graphic" style:parent-style-name="measure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475cm" fo:min-width="3.1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221cm"/>
    </style:style>
    <style:style style:name="gr6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7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475cm" fo:min-width="3.075cm"/>
    </style:style>
    <style:style style:name="gr8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9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475cm" fo:min-width="1.039cm"/>
    </style:style>
    <style:style style:name="gr10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954cm" fo:min-width="0.0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4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1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9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3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12cm"/>
    </style:style>
    <style:style style:name="co1" style:family="table-column">
      <style:table-column-properties style:column-width="1.811cm" style:use-optimal-column-width="false"/>
    </style:style>
    <style:style style:name="co2" style:family="table-column">
      <style:table-column-properties style:column-width="1.801cm" style:use-optimal-column-width="false"/>
    </style:style>
    <style:style style:name="co3" style:family="table-column">
      <style:table-column-properties style:column-width="1.823cm" style:use-optimal-column-width="false"/>
    </style:style>
    <style:style style:name="co4" style:family="table-column">
      <style:table-column-properties style:column-width="1.761cm" style:use-optimal-column-width="false"/>
    </style:style>
    <style:style style:name="co5" style:family="table-column">
      <style:table-column-properties style:column-width="1.783cm" style:use-optimal-column-width="false"/>
    </style:style>
    <style:style style:name="co6" style:family="table-column">
      <style:table-column-properties style:column-width="1.821cm" style:use-optimal-column-width="false"/>
    </style:style>
    <style:style style:name="co7" style:family="table-column">
      <style:table-column-properties style:column-width="2.349cm" style:use-optimal-column-width="false"/>
    </style:style>
    <style:style style:name="co8" style:family="table-column">
      <style:table-column-properties style:column-width="2.354cm" style:use-optimal-column-width="false"/>
    </style:style>
    <style:style style:name="co9" style:family="table-column">
      <style:table-column-properties style:column-width="3.474cm" style:use-optimal-column-width="false"/>
    </style:style>
    <style:style style:name="co10" style:family="table-column">
      <style:table-column-properties style:column-width="3.472cm" style:use-optimal-column-width="false"/>
    </style:style>
    <style:style style:name="co11" style:family="table-column">
      <style:table-column-properties style:column-width="7.896cm" style:use-optimal-column-width="false"/>
    </style:style>
    <style:style style:name="ro1" style:family="table-row">
      <style:table-row-properties style:row-height="2.052cm"/>
    </style:style>
    <style:style style:name="ro2" style:family="table-row">
      <style:table-row-properties style:row-height="1.962cm"/>
    </style:style>
    <style:style style:name="ro3" style:family="table-row">
      <style:table-row-properties style:row-height="1.27cm"/>
    </style:style>
    <style:style style:name="ro4" style:family="table-row">
      <style:table-row-properties style:row-height="0.954cm"/>
    </style:style>
    <style:style style:name="ro5" style:family="table-row">
      <style:table-row-properties style:row-height="1.125cm"/>
    </style:style>
    <style:style style:name="ro6" style:family="table-row">
      <style:table-row-properties style:row-height="1.54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01cm solid #ffffff" fo:border-right="0.001cm solid #ffffff" fo:border-top="0.001cm solid #ffffff" fo:border-bottom="none"/>
    </style:style>
    <style:style style:name="ce3" style:family="table-cell">
      <style:graphic-properties style:repeat="repeat"/>
      <style:paragraph-properties fo:border-left="0.001cm solid #ffffff" fo:border-right="none" fo:border-top="0.001cm solid #ffffff" fo:border-bottom="0.001cm solid #ffffff"/>
    </style:style>
    <style:style style:name="ce4" style:family="table-cell">
      <style:graphic-properties draw:fill-color="#cccccc" style:repeat="repeat" fo:padding-top="0.1cm" fo:padding-bottom="0.1cm" fo:padding-left="0.1cm" fo:padding-right="0.1cm"/>
      <style:paragraph-properties fo:border="none"/>
    </style:style>
    <style:style style:name="ce5" style:family="table-cell">
      <style:graphic-properties style:repeat="repeat"/>
      <style:paragraph-properties fo:border-left="none" fo:border-right="0.001cm solid #ffffff" fo:border-top="0.001cm solid #ffffff" fo:border-bottom="0.001cm solid #ffffff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/>
    </style:style>
    <style:style style:name="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T1" style:family="text">
      <style:text-properties fo:font-size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061cm" svg:height="4.013cm" svg:x="5.974cm" svg:y="10.474cm">
          <table:table table:template-name="gray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>-1</text:p>
                <text:p>0</text:p>
              </table:table-cell>
              <table:table-cell>
                <text:p>0</text:p>
                <text:p>1</text:p>
              </table:table-cell>
              <table:table-cell>
                <text:p>1</text:p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1</text:p>
                <text:p>0</text:p>
              </table:table-cell>
              <table:table-cell>
                <text:p>1</text:p>
                <text:p>2</text:p>
              </table:table-cell>
              <table:table-cell>
                <text:p>2</text:p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867cm" svg:height="1.269cm" svg:x="5.98cm" svg:y="7.197cm">
          <table:table table:template-name="lightblue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…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Las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2.78cm" svg:height="0.882cm" svg:x="1.6cm" svg:y="7.808cm">
          <draw:text-box>
            <text:p text:style-name="P1"><text:span text:style-name="T1">Worker #</text:span></text:p>
          </draw:text-box>
        </draw:frame>
        <draw:frame draw:style-name="gr2" draw:text-style-name="P3" draw:layer="layout" svg:width="9.595cm" svg:height="1.646cm" svg:x="17.075cm" svg:y="18.016cm">
          <draw:text-box>
            <text:p text:style-name="P1"><text:span text:style-name="T2">Forward Semaphore completed iteration.</text:span></text:p>
            <text:p text:style-name="P1"><text:span text:style-name="T2">Backward Semaphore incremented.</text:span></text:p>
          </draw:text-box>
        </draw:frame>
        <draw:frame draw:style-name="gr3" draw:text-style-name="P1" draw:layer="layout" svg:width="3.768cm" svg:height="1.199cm" svg:x="1.497cm" svg:y="11.532cm">
          <draw:text-box>
            <text:p text:style-name="P1">SemaphoreListF</text:p>
            <text:p text:style-name="P1"><text:s text:c="6"/>(iterated)</text:p>
          </draw:text-box>
        </draw:frame>
        <draw:frame draw:style-name="gr4" draw:text-style-name="P1" draw:layer="layout" svg:width="3.647cm" svg:height="1.199cm" svg:x="1.496cm" svg:y="13.284cm">
          <draw:text-box>
            <text:p text:style-name="P1">SemaphoreListB</text:p>
            <text:p text:style-name="P1"><text:s text:c="2"/>(incremented)</text:p>
          </draw:text-box>
        </draw:frame>
        <draw:frame draw:style-name="gr5" draw:layer="layout" svg:width="10.721cm" svg:height="0.963cm" svg:x="8.601cm" svg:y="4.771cm">
          <draw:text-box>
            <text:p>Threads SemaphoreList Assignment</text:p>
          </draw:text-box>
        </draw:frame>
      </draw:page>
      <draw:page draw:name="page2" draw:style-name="dp1" draw:master-page-name="Default">
        <draw:frame draw:style-name="gr6" draw:text-style-name="P1" draw:layer="layout" svg:width="3.55cm" svg:height="0.725cm" svg:x="2.262cm" svg:y="4.781cm">
          <draw:text-box>
            <text:p text:style-name="P1">semaphoreListF</text:p>
          </draw:text-box>
        </draw:frame>
        <draw:frame draw:style-name="gr7" draw:text-style-name="P1" draw:layer="layout" svg:width="3.575cm" svg:height="0.725cm" svg:x="2.226cm" svg:y="6.131cm">
          <draw:text-box>
            <text:p text:style-name="P1">semaphoreListB</text:p>
          </draw:text-box>
        </draw:frame>
        <draw:frame draw:style-name="standard" draw:layer="layout" svg:width="14.098cm" svg:height="2.918cm" svg:x="6.452cm" svg:y="4.60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1">
              <table:table-cell>
                <text:p>1</text:p>
              </table:table-cell>
              <table:table-cell table:style-name="ce2">
                <text:p>1</text:p>
              </table:table-cell>
              <table:table-cell>
                <text:p>1</text:p>
              </table:table-cell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/>
            </table:table-row>
            <table:table-row table:style-name="ro4" table:default-cell-style-name="ce1">
              <table:table-cell table:style-name="ce3">
                <text:p>0</text:p>
              </table:table-cell>
              <table:table-cell table:style-name="ce4">
                <text:p>1</text:p>
              </table:table-cell>
              <table:table-cell table:style-name="ce5"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1" draw:layer="layout" svg:width="0.502cm" svg:height="1.204cm" svg:x="8.503cm" svg:y="8.868cm">
          <draw:text-box>
            <text:p/>
          </draw:text-box>
        </draw:frame>
        <draw:frame draw:style-name="gr9" draw:text-style-name="P1" draw:layer="layout" svg:width="1.539cm" svg:height="0.725cm" svg:x="4.071cm" svg:y="7.034cm">
          <draw:text-box>
            <text:p text:style-name="P1">Index</text:p>
          </draw:text-box>
        </draw:frame>
        <draw:frame draw:style-name="gr10" draw:text-style-name="P1" draw:layer="layout" svg:width="0.511cm" svg:height="1.204cm" svg:x="3.983cm" svg:y="11.899cm">
          <draw:text-box>
            <text:p/>
          </draw:text-box>
        </draw:frame>
        <draw:frame draw:style-name="gr8" draw:text-style-name="P1" draw:layer="layout" svg:width="0.502cm" svg:height="1.204cm" svg:x="2.143cm" svg:y="7.555cm">
          <draw:text-box>
            <text:p/>
          </draw:text-box>
        </draw:frame>
        <draw:frame draw:style-name="gr11" draw:layer="layout" svg:width="17.694cm" svg:height="0.963cm" svg:x="6.056cm" svg:y="2.413cm">
          <draw:text-box>
            <text:p>SemaphoreList Forward and Backward by Index when size=3</text:p>
          </draw:text-box>
        </draw:frame>
      </draw:page>
      <draw:page draw:name="page3" draw:style-name="dp1" draw:master-page-name="Default">
        <draw:frame draw:style-name="gr12" draw:layer="layout" svg:width="6.234cm" svg:height="0.963cm" svg:x="7.358cm" svg:y="4.805cm">
          <draw:text-box>
            <text:p>GenerateBinaryZero</text:p>
          </draw:text-box>
        </draw:frame>
        <draw:frame draw:style-name="standard" draw:layer="layout" svg:width="6.945cm" svg:height="2.249cm" svg:x="7.358cm" svg:y="7.326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5" table:default-cell-style-name="ce1">
              <table:table-cell>
                <text:p>Size-3 (1)</text:p>
              </table:table-cell>
              <table:table-cell>
                <text:p>Size-2 (2)</text:p>
              </table:table-cell>
            </table:table-row>
            <table:table-row table:style-name="ro5" table:default-cell-style-name="ce1">
              <table:table-cell>
                <text:p>Size-2 (2)</text:p>
              </table:table-cell>
              <table:table-cell>
                <text:p>Size-1 (3) 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895cm" svg:height="1.544cm" svg:x="7.291cm" svg:y="12.062cm">
          <table:table table:template-name="default" table:use-first-row-styles="true" table:use-banding-rows-styles="true">
            <table:table-column table:style-name="co11"/>
            <table:table-row table:style-name="ro6">
              <table:table-cell table:style-name="ce1">
                <text:p>forwardSemaphore(0)=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3" draw:layer="layout" svg:width="5.116cm" svg:height="0.963cm" svg:x="1.478cm" svg:y="12.733cm">
          <draw:text-box>
            <text:p>StartSemaphore</text:p>
          </draw:text-box>
        </draw:frame>
        <draw:frame draw:style-name="gr14" draw:text-style-name="P4" draw:layer="layout" svg:width="4.642cm" svg:height="1.199cm" svg:x="1.953cm" svg:y="7.401cm">
          <draw:text-box>
            <text:p text:style-name="P4"><text:span text:style-name="T3">ForwardSemaphore</text:span></text:p>
            <text:p text:style-name="P4"><text:span text:style-name="T3"><text:s text:c="8"/></text:span><text:span text:style-name="T3">(iterated)</text:span></text:p>
          </draw:text-box>
        </draw:frame>
        <draw:frame draw:style-name="gr15" draw:text-style-name="P4" draw:layer="layout" svg:width="4.403cm" svg:height="1.199cm" svg:x="1.986cm" svg:y="8.672cm">
          <draw:text-box>
            <text:p text:style-name="P4"><text:span text:style-name="T3">BackSemaphore</text:span></text:p>
            <text:p text:style-name="P4"><text:span text:style-name="T3"><text:s text:c="2"/></text:span><text:span text:style-name="T3">(incremented)</text:span></text:p>
          </draw:text-box>
        </draw:frame>
        <draw:frame draw:style-name="gr16" draw:layer="layout" svg:width="11.83cm" svg:height="0.963cm" svg:x="1.634cm" svg:y="14.951cm">
          <draw:text-box>
            <text:p>Size-3 is same as forwardSemaphore(1)</text:p>
          </draw:text-box>
        </draw:frame>
        <draw:frame draw:style-name="gr17" draw:layer="layout" svg:width="1.349cm" svg:height="0.963cm" svg:x="7.291cm" svg:y="6.249cm">
          <draw:text-box>
            <text:p>sf1</text:p>
          </draw:text-box>
        </draw:frame>
        <draw:frame draw:style-name="gr17" draw:layer="layout" svg:width="1.349cm" svg:height="0.963cm" svg:x="11.121cm" svg:y="6.148cm">
          <draw:text-box>
            <text:p>sf2</text:p>
          </draw:text-box>
        </draw:frame>
        <draw:frame draw:style-name="gr18" draw:layer="layout" svg:width="1.522cm" svg:height="0.963cm" svg:x="7.392cm" svg:y="9.945cm">
          <draw:text-box>
            <text:p>sb1</text:p>
          </draw:text-box>
        </draw:frame>
        <draw:frame draw:style-name="gr18" draw:layer="layout" svg:width="1.522cm" svg:height="0.963cm" svg:x="10.886cm" svg:y="9.945cm">
          <draw:text-box>
            <text:p>sb2</text:p>
          </draw:text-box>
        </draw:frame>
        <draw:frame draw:style-name="gr19" draw:layer="layout" svg:width="2.352cm" svg:height="0.963cm" svg:x="16.228cm" svg:y="9.844cm">
          <draw:text-box>
            <text:p>size=4</text:p>
          </draw:text-box>
        </draw:frame>
      </draw:page>
      <draw:page draw:name="page4" draw:style-name="dp1" draw:master-page-name="Default">
        <draw:frame draw:style-name="gr12" draw:text-style-name="P5" draw:layer="layout" svg:width="6.234cm" svg:height="0.963cm" svg:x="7.358cm" svg:y="4.805cm">
          <draw:text-box>
            <text:p text:style-name="P5">GenerateBinary</text:p>
          </draw:text-box>
        </draw:frame>
        <draw:frame draw:style-name="standard" draw:layer="layout" svg:width="6.945cm" svg:height="2.249cm" svg:x="7.358cm" svg:y="7.326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5" table:default-cell-style-name="ce1">
              <table:table-cell>
                <text:p text:style-name="P5">Size-3 (2)</text:p>
              </table:table-cell>
              <table:table-cell>
                <text:p text:style-name="P5">size-2(3)</text:p>
              </table:table-cell>
            </table:table-row>
            <table:table-row table:style-name="ro5" table:default-cell-style-name="ce1">
              <table:table-cell>
                <text:p text:style-name="P5">Size-2 (3)</text:p>
              </table:table-cell>
              <table:table-cell>
                <text:p text:style-name="P5">Size-3 (2)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7.895cm" svg:height="1.544cm" svg:x="7.291cm" svg:y="12.062cm">
          <table:table table:template-name="default" table:use-first-row-styles="true" table:use-banding-rows-styles="true">
            <table:table-column table:style-name="co11"/>
            <table:table-row table:style-name="ro6">
              <table:table-cell table:style-name="ce1">
                <text:p text:style-name="P5">forwardSemaphore(0)=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3" draw:text-style-name="P5" draw:layer="layout" svg:width="5.116cm" svg:height="0.963cm" svg:x="1.478cm" svg:y="12.733cm">
          <draw:text-box>
            <text:p text:style-name="P5">StartSemaphore</text:p>
          </draw:text-box>
        </draw:frame>
        <draw:frame draw:style-name="gr20" draw:text-style-name="P5" draw:layer="layout" svg:width="7.159cm" svg:height="0.963cm" svg:x="1cm" svg:y="7.694cm">
          <draw:text-box>
            <text:p text:style-name="P5">forwardSemaphore</text:p>
          </draw:text-box>
        </draw:frame>
        <draw:frame draw:style-name="gr21" draw:text-style-name="P5" draw:layer="layout" svg:width="5.112cm" svg:height="0.963cm" svg:x="1.277cm" svg:y="8.77cm">
          <draw:text-box>
            <text:p text:style-name="P5">backSemaphore</text:p>
          </draw:text-box>
        </draw:frame>
        <draw:frame draw:style-name="gr16" draw:text-style-name="P5" draw:layer="layout" svg:width="11.83cm" svg:height="0.963cm" svg:x="2.285cm" svg:y="14.951cm">
          <draw:text-box>
            <text:p text:style-name="P5">Size-3 is same as forwardSemaphore(0)</text:p>
          </draw:text-box>
        </draw:frame>
        <draw:frame draw:style-name="gr17" draw:text-style-name="P5" draw:layer="layout" svg:width="1.349cm" svg:height="0.963cm" svg:x="7.291cm" svg:y="6.249cm">
          <draw:text-box>
            <text:p text:style-name="P5">sf1</text:p>
          </draw:text-box>
        </draw:frame>
        <draw:frame draw:style-name="gr17" draw:text-style-name="P5" draw:layer="layout" svg:width="1.349cm" svg:height="0.963cm" svg:x="11.121cm" svg:y="6.148cm">
          <draw:text-box>
            <text:p text:style-name="P5">sf2</text:p>
          </draw:text-box>
        </draw:frame>
        <draw:frame draw:style-name="gr18" draw:text-style-name="P5" draw:layer="layout" svg:width="1.522cm" svg:height="0.963cm" svg:x="7.392cm" svg:y="9.945cm">
          <draw:text-box>
            <text:p text:style-name="P5">sb1</text:p>
          </draw:text-box>
        </draw:frame>
        <draw:frame draw:style-name="gr18" draw:text-style-name="P5" draw:layer="layout" svg:width="1.522cm" svg:height="0.963cm" svg:x="10.886cm" svg:y="9.945cm">
          <draw:text-box>
            <text:p text:style-name="P5">sb2</text:p>
          </draw:text-box>
        </draw:frame>
        <draw:frame draw:style-name="gr19" draw:text-style-name="P5" draw:layer="layout" svg:width="2.352cm" svg:height="0.963cm" svg:x="16.228cm" svg:y="9.844cm">
          <draw:text-box>
            <text:p text:style-name="P5">size=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ibes Aibeceles</meta:initial-creator>
    <meta:creation-date>2015-08-17T14:20:16.32</meta:creation-date>
    <dc:date>2015-08-31T19:35:02.31</dc:date>
    <dc:creator>Aibes Aibeceles</dc:creator>
    <meta:editing-duration>P9DT2H23M35S</meta:editing-duration>
    <meta:editing-cycles>13</meta:editing-cycles>
    <meta:generator>OpenOffice/4.1.1$Win32 OpenOffice.org_project/411m6$Build-9775</meta:generator>
    <meta:document-statistic meta:object-count="39"/>
  </office:meta>
</office:document-meta>
</file>